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ProviderEndpoint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HttpSoapProvid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Validator.validate( HttpSoapProviderMarshaler marsha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tpSoapProviderEndpoint.HttpSoapProvid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getPoli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setWsdl( Resource 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validateWsdl2( HttpSoapProvid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setPolicies( Policy [ ] poli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isValidate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HttpSoapProvi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setValidateWsdl( boolean validateWs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get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oapProviderEndpoint.validateWsdl1( HttpSoapProviderMarshaler marsha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HttpSoapProviderEndpoint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